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98in"/>
    </style:style>
    <style:style style:name="co2" style:family="table-column">
      <style:table-column-properties fo:break-before="auto" style:column-width="2.8252in"/>
    </style:style>
    <style:style style:name="co3" style:family="table-column">
      <style:table-column-properties fo:break-before="auto" style:column-width="0.7839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0.9689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1.044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1" office:value-type="string">
            <text:p>Project</text:p>
          </table:table-cell>
          <table:table-cell table:style-name="ce2" office:value-type="string">
            <text:p>Task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DateStarted</text:p>
          </table:table-cell>
          <table:table-cell table:style-name="ce2" office:value-type="string">
            <text:p>DateWrkdOn</text:p>
          </table:table-cell>
          <table:table-cell table:style-name="ce2" office:value-type="string">
            <text:p>HrsWrkd</text:p>
          </table:table-cell>
          <table:table-cell table:style-name="ce2" office:value-type="string">
            <text:p>Date Finished</text:p>
          </table:table-cell>
          <table:table-cell table:style-name="ce1" office:value-type="string">
            <text:p>Est Wkd Hrs</text:p>
          </table:table-cell>
        </table:table-row>
        <table:table-row table:style-name="ro2">
          <table:table-cell office:value-type="string">
            <text:p>Automate with Python</text:p>
          </table:table-cell>
          <table:table-cell office:value-type="string">
            <text:p>4 – Lists</text:p>
          </table:table-cell>
          <table:table-cell office:value-type="string">
            <text:p>started</text:p>
          </table:table-cell>
          <table:table-cell table:number-columns-repeated="2" table:style-name="ce5" office:value-type="date" office:date-value="2015-11-28">
            <text:p>2015-11-28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5 – Dictionaries &amp; structuring data</text:p>
          </table:table-cell>
          <table:table-cell office:value-type="string">
            <text:p>not started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6 – Manipulating Strings</text:p>
          </table:table-cell>
          <table:table-cell office:value-type="string">
            <text:p>not started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7 – Pattern Matching with Reg Expressions</text:p>
          </table:table-cell>
          <table:table-cell office:value-type="string">
            <text:p>not started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not started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not started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not started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not started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not started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not started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not started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not started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not started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not started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not started</text:p>
          </table:table-cell>
          <table:table-cell table:number-columns-repeated="5"/>
        </table:table-row>
        <table:table-row table:style-name="ro2" table:number-rows-repeated="104855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 style:data-style-name="N2" text:time-value="0000-00-00T16:39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4:43:24</meta:creation-date>
    <dc:date>2015-11-28T17:49:12</dc:date>
    <meta:editing-duration>PT17H19M37S</meta:editing-duration>
    <meta:editing-cycles>3</meta:editing-cycles>
    <meta:generator>LibreOffice/4.0.2.2$MacOSX_x86 LibreOffice_project/4c82dcdd6efcd48b1d8bba66bfe1989deee49c3</meta:generator>
    <meta:document-statistic meta:table-count="1" meta:cell-count="41" meta:object-count="0"/>
  </office:meta>
</office:document-meta>
</file>